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dce8" officeooo:paragraph-rsid="0018dce8"/>
    </style:style>
    <style:style style:name="P2" style:family="paragraph" style:parent-style-name="Standard">
      <style:paragraph-properties fo:text-align="start" style:justify-single-word="false"/>
      <style:text-properties officeooo:rsid="0018dce8" officeooo:paragraph-rsid="0018dce8"/>
    </style:style>
    <style:style style:name="P3" style:family="paragraph" style:parent-style-name="Standard">
      <style:paragraph-properties fo:text-align="start" style:justify-single-word="false"/>
      <style:text-properties fo:font-size="12pt" officeooo:rsid="0018dce8" officeooo:paragraph-rsid="0018dce8" style:font-size-asian="10.5pt" style:font-size-complex="12pt"/>
    </style:style>
    <style:style style:name="P4" style:family="paragraph" style:parent-style-name="Standard">
      <style:paragraph-properties fo:text-align="start" style:justify-single-word="false"/>
      <style:text-properties fo:font-size="12pt" officeooo:rsid="001a6071" officeooo:paragraph-rsid="001a6071" style:font-size-asian="10.5pt" style:font-size-complex="12pt"/>
    </style:style>
    <style:style style:name="P5" style:family="paragraph" style:parent-style-name="Standard">
      <style:paragraph-properties fo:text-align="start" style:justify-single-word="false"/>
      <style:text-properties fo:font-size="12pt" officeooo:rsid="001b2e4c" officeooo:paragraph-rsid="001b2e4c" style:font-size-asian="10.5pt" style:font-size-complex="12pt"/>
    </style:style>
    <style:style style:name="P6" style:family="paragraph" style:parent-style-name="Standard">
      <style:paragraph-properties fo:text-align="start" style:justify-single-word="false"/>
      <style:text-properties fo:font-size="12pt" officeooo:rsid="001bb455" officeooo:paragraph-rsid="001bb455" style:font-size-asian="10.5pt" style:font-size-complex="12pt"/>
    </style:style>
    <style:style style:name="P7" style:family="paragraph" style:parent-style-name="Standard">
      <style:paragraph-properties fo:text-align="start" style:justify-single-word="false"/>
      <style:text-properties fo:font-size="12pt" officeooo:rsid="001d4cf0" officeooo:paragraph-rsid="001d4cf0" style:font-size-asian="10.5pt" style:font-size-complex="12pt"/>
    </style:style>
    <style:style style:name="T1" style:family="text">
      <style:text-properties officeooo:rsid="001b2e4c"/>
    </style:style>
    <style:style style:name="T2" style:family="text">
      <style:text-properties officeooo:rsid="001bb4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rojet C</text:p>
      <text:p text:style-name="P1"/>
      <text:p text:style-name="P2"/>
      <text:p text:style-name="P3">Explication du Programme :</text:p>
      <text:p text:style-name="P3">Le programme se connecte au serveur distant, initialise la partie selon certains paramètres et joue un coup / récupère les conséquences du coup de l’adversaire successivement, selon l’ordre de jeu, Pour jouer un coup, il compare différents paramètres pour faire son choix,</text:p>
      <text:p text:style-name="P3"/>
      <text:p text:style-name="P4">Ce qui fonctionne : <text:span text:style-name="T1">A peu près tout ce qui est demandé : ce qui pose problème n’est pas le caractère fonctionnel du programme.</text:span></text:p>
      <text:p text:style-name="P4"/>
      <text:p text:style-name="P5">Ce qui ne fonctionne pas (bien) : La stratégie. La voici :</text:p>
      <text:p text:style-name="P5">Le programme récupère chacune des routes requises pour rejoindre de la façon la plus optimale deux villes, et ce pour chacun de ses objectifs. Ensuite, il distingue les routes qu’il peut ‘claim’ de celles qu’il ne peut pas encore. S’il peut ‘claim’ l’une des routes requises pour ses objectifs, il le fait, sinon il s’intéresse aux routes qu’il ne peut acheminer <text:span text:style-name="T2">et les tries en deux catégories :</text:span></text:p>
      <text:p text:style-name="P5">-<text:span text:style-name="T2">Celles qui ne nécessite qu’un wagon en plus : elles sont prioritaires,</text:span></text:p>
      <text:p text:style-name="P5">-<text:span text:style-name="T2">Les autres,</text:span></text:p>
      <text:p text:style-name="P6">La faiblesse de cette stratégie (je l’ai découvert aujourd’hui), c’est qu’en voulant donner une dimension hiérarchique à l’ensemble des routes à récupérer, j’ai au contraire donné autant d’importance à de petites routes ridicules qu’à de grandes routes, véritables pivot d’une partie.</text:p>
      <text:p text:style-name="P6">De ce fait, les objectifs mettent du temps à être complétés, le programme se perdant sur toutes les petites routes qu’il peut ‘claim’, et pendant ce temps l’adversaire modifie nos plans et récupérant les grandes routes dont on a besoin.</text:p>
      <text:p text:style-name="P6">L’itinéraire est alors recalculé, et on ne s’en sort pas.</text:p>
      <text:p text:style-name="P6"/>
      <text:p text:style-name="P6">Autonomie : Le programme l’est totalement, il n’a pas besoin du moindre support d’un développeur ou utilisateur, mais soyez prêt à perdre (et sans déclarer forfait ou faire exprès).</text:p>
      <text:p text:style-name="P6"/>
      <text:p text:style-name="P6">Je pense qu’avec des règles différentes, mon programme serait meilleur :D</text:p>
      <text:p text:style-name="P6"/>
      <text:p text:style-name="P7">Le petit plus : J’avais tenté, au début, de tricher en lançant simultanément des parties en parallèles, avec la même ‘seed’ et récupérant de ce fait la génération des cartes, afin de connaître à l’avance les couleurs piochables, ainsi que les objectifs dans la pioche. Vous pouvez constatez une archive de cet ébauche, commenté au début du main.c, et le programme auxiliaire dans le fichier test2.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8:25:50.175229330</meta:creation-date>
    <dc:date>2021-01-20T19:56:26.140572355</dc:date>
    <meta:editing-duration>PT21M56S</meta:editing-duration>
    <meta:editing-cycles>4</meta:editing-cycles>
    <meta:generator>LibreOffice/6.0.7.3$Linux_X86_64 LibreOffice_project/00m0$Build-3</meta:generator>
    <meta:document-statistic meta:table-count="0" meta:image-count="0" meta:object-count="0" meta:page-count="1" meta:paragraph-count="14" meta:word-count="365" meta:character-count="2212" meta:non-whitespace-character-count="1861"/>
  </office:meta>
</office:document-meta>
</file>